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95" calcext:value-type="float">
            <text:p>9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95" calcext:value-type="float">
            <text:p>9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0" calcext:value-type="float">
            <text:p>7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5" calcext:value-type="float">
            <text:p>9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45" calcext:value-type="float">
            <text:p>4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5" calcext:value-type="float">
            <text:p>4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65" calcext:value-type="float">
            <text:p>6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90" calcext:value-type="float">
            <text:p>90</text:p>
          </table:table-cell>
          <table:table-cell office:value-type="float" office:value="7" calcext:value-type="float">
            <text:p>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0T23:33:08.626050729</meta:creation-date>
    <dc:date>2017-05-10T23:40:27.289098717</dc:date>
    <meta:editing-duration>P0D</meta:editing-duration>
    <meta:editing-cycles>1</meta:editing-cycles>
    <meta:document-statistic meta:table-count="1" meta:cell-count="183" meta:object-count="0"/>
    <meta:generator>LibreOffice/4.2.8.2$Linux_X86_64 LibreOffice_project/420m0$Build-2</meta:generator>
  </office:meta>
</office:document-meta>
</file>